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5-01-22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01-0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01-1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12-23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12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12-18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9-01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01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01-04 16:13:4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01-12 18:55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01-15 15:18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3-01-15 15:02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0-12-29 16:34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745097374703</text:p>
          </table:table-cell>
          <table:table-cell office:value-type="string" calcext:value-type="string">
            <text:p>24S 03W 15DAA 03</text:p>
          </table:table-cell>
          <table:table-cell office:value-type="string" calcext:value-type="string">
            <text:p>200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2" meta:object-count="0"/>
    <meta:user-defined meta:name="AppVersion">3.0</meta:user-defined>
  </office:meta>
</office:document-meta>
</file>